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 style:list-style-name="L2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 style:list-style-name="L1"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 style:list-style-name="L3">
      <style:text-properties style:font-name="Aria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 style:list-style-name="L4">
      <style:text-properties style:font-name="Arial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7" style:family="paragraph" style:parent-style-name="Standard" style:list-style-name="L4">
      <style:text-properties style:font-name="Arial" fo:font-size="12pt" style:font-size-asian="12pt" style:font-size-complex="12pt"/>
    </style:style>
    <style:style style:name="P8" style:family="paragraph" style:parent-style-name="Standard" style:list-style-name="L4">
      <style:text-properties fo:font-variant="normal" fo:text-transform="none" fo:color="#000000" style:text-line-through-style="none" style:font-name="Arial" fo:font-size="12pt" fo:font-style="italic" style:text-underline-style="solid" style:text-underline-width="auto" style:text-underline-color="font-color" fo:font-weight="normal" style:text-blinking="false" fo:background-color="transparent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0" style:family="paragraph" style:parent-style-name="Standard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Standard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1pt" fo:font-style="normal" style:text-underline-style="solid" style:text-underline-width="auto" style:text-underline-color="font-color" fo:font-weight="normal" style:text-blinking="false" fo:background-color="transparent" style:font-size-asian="11pt" style:font-size-complex="11pt"/>
    </style:style>
    <style:style style:name="P12" style:family="paragraph" style:parent-style-name="Standard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ext_20_body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style:font-name="Arial" fo:font-size="11pt" style:font-size-asian="11pt" style:font-size-complex="11pt"/>
    </style:style>
    <style:style style:name="P16" style:family="paragraph" style:parent-style-name="Text_20_body" style:list-style-name="L12">
      <style:text-properties style:font-name="Arial" fo:font-size="11pt" style:font-size-asian="11pt" style:font-size-complex="11pt"/>
    </style:style>
    <style:style style:name="P17" style:family="paragraph" style:parent-style-name="Text_20_body" style:list-style-name="L13"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margin-top="0cm" fo:margin-bottom="0cm" fo:line-height="100%" style:writing-mode="lr-tb"/>
    </style:style>
    <style:style style:name="P23" style:family="paragraph" style:parent-style-name="Text_20_body">
      <style:paragraph-properties fo:margin-top="0cm" fo:margin-bottom="0cm" fo:line-height="114%" style:writing-mode="lr-tb"/>
    </style:style>
    <style:style style:name="P24" style:family="paragraph" style:parent-style-name="Text_20_body">
      <style:paragraph-properties fo:margin-top="0cm" fo:margin-bottom="0cm" fo:line-height="114%" style:writing-mode="lr-tb"/>
      <style:text-properties fo:font-style="normal" style:font-style-asian="normal" style:font-style-complex="normal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font-name="Arial1" fo:font-size="11.25pt" style:text-underline-style="none" fo:font-weight="normal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Arial" fo:font-size="12pt" fo:font-style="italic" style:text-underline-style="solid" style:text-underline-width="auto" style:text-underline-color="font-color" fo:font-weight="normal" style:text-blinking="false" fo:background-color="transparent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T6" style:family="text">
      <style:text-properties fo:font-variant="normal" fo:text-transform="none" fo:color="#000000" style:text-line-through-style="none" style:font-name="Courier New" fo:font-size="11pt" fo:font-style="normal" style:text-underline-style="none" fo:font-weight="normal" style:text-blinking="false" fo:background-color="transparent" style:font-size-asian="11pt" style:font-size-complex="11pt"/>
    </style:style>
    <style:style style:name="T7" style:family="text">
      <style:text-properties fo:font-variant="normal" fo:text-transform="none" fo:color="#000000" style:text-line-through-style="none" style:font-name="Courier New" fo:font-size="11pt" fo:font-style="normal" style:text-underline-style="none" fo:font-weight="normal" style:text-blinking="false" fo:background-color="transparent" style:font-size-asian="11pt" style:font-style-asian="italic" style:font-size-complex="11pt" style:font-style-complex="italic"/>
    </style:style>
    <style:style style:name="T8" style:family="text">
      <style:text-properties fo:font-variant="normal" fo:text-transform="none" fo:color="#000000" style:text-line-through-style="none" fo:font-weight="normal" style:text-blinking="false" fo:background-color="transparent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ize="11pt" style:font-size-asian="11pt" style:font-size-complex="11pt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DE DU DEVELOPPEUR</text:p>
      <text:p text:style-name="P3">-</text:p>
      <text:p text:style-name="P3">Projet ICompetences</text:p>
      <text:p text:style-name="P1"/>
      <text:p text:style-name="P1"/>
      <text:p text:style-name="P1"/>
      <text:p text:style-name="P1">Pour le projet ICompétences , nous travaillons avec Eclipse sur une machine virtuelle Linux Kunbuntu.</text:p>
      <text:p text:style-name="P1"/>
      <text:list xml:id="list6567683855172873100" text:style-name="L1">
        <text:list-item>
          <text:p text:style-name="P4">Installation de la machine virtuelle (Kunbuntu 12.04) sur l'ordinateur :</text:p>
        </text:list-item>
      </text:list>
      <text:p text:style-name="P1"/>
      <text:p text:style-name="P1">Pour utiliser la machine virtuelle, il faut utiliser le logiciel Oracle VM VirtualBox.</text:p>
      <text:p text:style-name="P1">Installer ce logiciel sur votre ordinateur.</text:p>
      <text:p text:style-name="P1">La machine virtuelle se trouve dans le dossier :</text:p>
      <text:p text:style-name="P1">Copier le dossier sur votre lecteur D :</text:p>
      <text:p text:style-name="P1">Dans VirtualBox :</text:p>
      <text:list xml:id="list6185600105867362119" text:style-name="L2">
        <text:list-item>
          <text:p text:style-name="P2">cliquer sur Machine puis Ajouter,</text:p>
        </text:list-item>
        <text:list-item>
          <text:p text:style-name="P2">aller dans le dossier de la machine virtuelle (dans le lecteur D: ) </text:p>
        </text:list-item>
        <text:list-item>
          <text:p text:style-name="P2">sélectionner la machine virtuelle Kunbuntu 12.04</text:p>
        </text:list-item>
      </text:list>
      <text:p text:style-name="P1">Kunbuntu 12.04 apparaît ainsi dans Virtual Box.</text:p>
      <text:p text:style-name="P1"/>
      <text:p text:style-name="P1">Sur cette machine virtuelle, Eclipse est déjà configuré avec un serveur Jboss.</text:p>
      <text:p text:style-name="P1"/>
      <text:list xml:id="list5162571352138094430" text:style-name="L3">
        <text:list-item>
          <text:p text:style-name="P5">Récupération du projet ICompétences grâce à Git :</text:p>
        </text:list-item>
      </text:list>
      <text:p text:style-name="P1"/>
      <text:p text:style-name="P1">Pour cela il faut au préalable être inscrit sur GitHub et demander à être rattaché au projet en question.</text:p>
      <text:list xml:id="list1476711208434906185" text:style-name="L4">
        <text:list-item>
          <text:list>
            <text:list-header>
              <text:p text:style-name="P7"><text:span text:style-name="T12"/></text:p>
            </text:list-header>
            <text:list-item>
              <text:p text:style-name="P7"><text:span text:style-name="T12">Installation de Git :</text:span></text:p>
            </text:list-item>
          </text:list>
        </text:list-item>
      </text:list>
      <text:p text:style-name="P1"/>
      <text:p text:style-name="P13"><text:bookmark text:name="docs-internal-guid-3c8d86e5-fd73-a5dd-7157-928a8d95c1d2"/>Ouvrir la console</text:p>
      <text:p text:style-name="P19">Pour installer Git, taper : <text:span text:style-name="T10">sudo apt-get install git</text:span></text:p>
      <text:p text:style-name="P19">(mot de passe : imie)</text:p>
      <text:p text:style-name="P22"><text:span text:style-name="T5">Pour installer un outil de merge, par exemple kdiff3, taper : </text:span><text:span text:style-name="T6">sudo apt-get install kdiff3</text:span></text:p>
      <text:p text:style-name="P22"><text:span text:style-name="T7"/></text:p>
      <text:list xml:id="list42642453" text:continue-numbering="true" text:style-name="L4">
        <text:list-item>
          <text:list>
            <text:list-item>
              <text:p text:style-name="P6"><text:span text:style-name="T8">Configuration de Git :</text:span></text:p>
            </text:list-item>
          </text:list>
        </text:list-item>
      </text:list>
      <text:p text:style-name="P19"/>
      <text:p text:style-name="P19">Configuration du pseudo :</text:p>
      <text:p text:style-name="P20">git config --global user.name "votrelogin GitHub"</text:p>
      <text:p text:style-name="P19"/>
      <text:p text:style-name="P19">Configuration de l'adresse mail :</text:p>
      <text:p text:style-name="P12"><text:bookmark text:name="docs-internal-guid-3c8d86e5-fd7d-a2eb-b877-607fb8b0e495"/>git config --global user.email votreadressemail</text:p>
      <text:p text:style-name="P10"/>
      <text:p text:style-name="P10">Génération de la clé SSH :</text:p>
      <text:p text:style-name="P12"><text:bookmark text:name="docs-internal-guid-3c8d86e5-fd84-f447-d53d-1b64ac5e875f"/>ssh-keygen -t rsa </text:p>
      <text:p text:style-name="P10">Dans dossier personnel, afficher les fichiers cachés (molette en haut à droite : cliquer sur Afficher les fichiers cachés).</text:p>
      <text:p text:style-name="P10">Ouvrir le dossier .ssh, ouvrier le fichier texte id_rsa.pub</text:p>
      <text:p text:style-name="P10">Copier le texte et le coller sur GitHub dans SSH Keys sur votre profil (Profil – Edit your profile – SSH Keys – Add SSH Keys). Renommer cette clé avec IMIE en mot clé.</text:p>
      <text:p text:style-name="P10"/>
      <text:p text:style-name="P10"/>
      <text:list xml:id="list42637986" text:continue-numbering="true" text:style-name="L4">
        <text:list-item>
          <text:list>
            <text:list-item>
              <text:p text:style-name="P8">Clonage du projet existant sur GitHub :</text:p>
            </text:list-item>
          </text:list>
        </text:list-item>
      </text:list>
      <text:p text:style-name="P10"/>
      <text:p text:style-name="P11"><text:soft-page-break/>Dans Eclipse :</text:p>
      <text:p text:style-name="P10">Créer un nouveau workspace.</text:p>
      <text:p text:style-name="P10">Dans ce workspace, créer un nouveau projet Java : sous le nom de IcompServiceDAO, et un nouveau projet web (Dynamic Web Project), sous le nom IcompIHM.</text:p>
      <text:p text:style-name="P10"/>
      <text:p text:style-name="P11">Sur GitHub :</text:p>
      <text:p text:style-name="P10">Aller dans le dossier ou est stocké le projet en question.</text:p>
      <text:p text:style-name="P9"><text:span text:style-name="T9">Sur la droite, copier l'URL du clone : ex : </text:span><text:a xlink:type="simple" xlink:href="https://github.com/imie-source/DLCDI08-ICompetence-G3.git"><text:span text:style-name="T9">https://github.com/imie-source/DLCDI08-ICompetence-G3.git</text:span></text:a></text:p>
      <text:p text:style-name="P10"/>
      <text:p text:style-name="P10">Sur la console :</text:p>
      <text:p text:style-name="P10">Choisissez un répertoire en dehors du nouveau workspace</text:p>
      <text:p text:style-name="P10">Saisir : git clone puis copier l'adresse url du clone. Attention à bien enlever le s de https.</text:p>
      <text:p text:style-name="P9"><text:span text:style-name="T9">Ex : </text:span><text:span text:style-name="T11">git clone </text:span><text:a xlink:type="simple" xlink:href="http://github.com/imie-source/DLCDI08-ICompetence-G3.git"><text:span text:style-name="T11">http://github.com/imie-source/DLCDI08-ICompetence-G3.git</text:span></text:a></text:p>
      <text:p text:style-name="P10">Un nouveau dossier dénommé Icompetence-G3 apparaît dans le répertoire choisi.</text:p>
      <text:p text:style-name="P10"/>
      <text:p text:style-name="P10">Dans le dossier du nouveau Worspace Eclipse :</text:p>
      <text:p text:style-name="P10">Afficher les fichiers cachés.</text:p>
      <text:p text:style-name="P10">Dans le projet web IcompIHM, copier les fichiers suivants :</text:p>
      <text:p text:style-name="P19"><text:bookmark text:name="docs-internal-guid-3c8d86e5-fda9-5d7c-8ce1-e5b349aa0a23"/>.settings</text:p>
      <text:p text:style-name="P19">.classpath</text:p>
      <text:p text:style-name="P19">.project</text:p>
      <text:p text:style-name="P15">et les coller dans le fichier du projet web créé par le clone (Icompetence-G3).</text:p>
      <text:p text:style-name="P15">Renouvelez l'opération avec le projet Java IcompServiceDAO.</text:p>
      <text:p text:style-name="P15"/>
      <text:p text:style-name="P15">Dans Eclipse :</text:p>
      <text:p text:style-name="P15">Importer les 2 projets (Java et Web) clonés :</text:p>
      <text:p text:style-name="P15">File – Import – Existing project into workspace – Sélectionner les 2 projets clonés</text:p>
      <text:p text:style-name="P15">Attention, vérifier que Copy projects into workspace soit bien déselectionné !!</text:p>
      <text:p text:style-name="P15">Une fois le projet Java et le projet Web importés, il faut les configurer :</text:p>
      <text:p text:style-name="P15">Projet Java (projet IcompServiceDAO) :</text:p>
      <text:list xml:id="list9175357484748267847" text:style-name="L12">
        <text:list-item>
          <text:p text:style-name="P16">dans le BuildPath - Libraries : ajouter le .jar de PostGreSQL (add External Jar - <text:bookmark text:name="docs-internal-guid-3c8d86e5-fdbe-e46a-6514-6ec4fefae9e5"/><text:span text:style-name="T1">mnt/data/formation/dev/servers/libs</text:span> )</text:p>
        </text:list-item>
        <text:list-item>
          <text:p text:style-name="P16">dans Targeted RunTimes : sélectionner J.Boss 7.1 Runtime</text:p>
        </text:list-item>
      </text:list>
      <text:p text:style-name="P15"/>
      <text:p text:style-name="P15">Projet Web (projet IcompIHM) :</text:p>
      <text:list xml:id="list1709766298545656474" text:style-name="L13">
        <text:list-item>
          <text:p text:style-name="P17">dans le BuildPath – Projects : ajouter le projet Java (IcompServiceDAO)</text:p>
        </text:list-item>
        <text:list-item>
          <text:p text:style-name="P17">dans le BuildPath - Libraries : ajouter le .jar de PostGreSQL (add External Jar - <text:bookmark text:name="docs-internal-guid-3c8d86e5-fdbe-e46a-6514-6ec4fefae9e51"/><text:span text:style-name="T1">mnt/data/formation/dev/servers/libs</text:span> )</text:p>
        </text:list-item>
        <text:list-item>
          <text:p text:style-name="P17">dans Deployment Assembly : ajouter le projet Java (IcompServiceDAO) : add -projects</text:p>
        </text:list-item>
        <text:list-item>
          <text:p text:style-name="P17">dans Deployment Assembly : ajouter le .jar de PostGreSQL (add – Archives from file system : <text:s/><text:bookmark text:name="docs-internal-guid-3c8d86e5-fdbe-e46a-6514-6ec4fefae9e511"/><text:span text:style-name="T1">mnt/data/formation/dev/servers/libs</text:span> )</text:p>
        </text:list-item>
        <text:list-item>
          <text:p text:style-name="P17">dans Targeted Run Times : vérifier que le serveur Jboss soit bien sélectionné.</text:p>
        </text:list-item>
      </text:list>
      <text:p text:style-name="P15"/>
      <text:p text:style-name="P15"/>
      <text:p text:style-name="P15">Dans l'onglet Servers :</text:p>
      <text:p text:style-name="Text_20_body"><text:soft-page-break/><text:span text:style-name="T9">Add and remove : rajouter le projet Web (IcompIHM)</text:span></text:p>
      <text:p text:style-name="Text_20_body"><text:span text:style-name="T9"/></text:p>
      <text:p text:style-name="Text_20_body"><text:span text:style-name="T9">Dans le répertoire de votre projet Git (Icompetence-G3) :</text:span></text:p>
      <text:p text:style-name="Text_20_body"><text:span text:style-name="T9">Afficher les fichiers cachés.</text:span></text:p>
      <text:p text:style-name="Text_20_body"><text:span text:style-name="T9">Dans .git - /info /exclude, copier/coller les informations suivantes :</text:span></text:p>
      <text:p text:style-name="P14"><text:bookmark text:name="docs-internal-guid-3c8d86e5-fdd2-4e3b-33dd-971bb29a3f3b"/><text:span text:style-name="T9"># fichiers de merge</text:span></text:p>
      <text:p text:style-name="P21">*~</text:p>
      <text:p text:style-name="P21">*/.orig</text:p>
      <text:p text:style-name="P21"># fichiers de conf des projets eclipse</text:p>
      <text:p text:style-name="P21">*/build</text:p>
      <text:p text:style-name="P21">*/bin</text:p>
      <text:p text:style-name="P21">*/.class</text:p>
      <text:p text:style-name="P21">*/.project</text:p>
      <text:p text:style-name="P21">*/.settings</text:p>
      <text:p text:style-name="P23"><text:span text:style-name="T2">*/.classpath</text:span></text:p>
      <text:p text:style-name="P23"><text:span text:style-name="T2"/></text:p>
      <text:p text:style-name="P24"><text:span text:style-name="T3">Le projet est maintenant récupéré et configuré. Il est maintenant possible d'ajouter ou modifier du code.</text:span></text:p>
      <text:p text:style-name="P24"><text:span text:style-name="T3"/></text:p>
      <text:p text:style-name="P24"><text:span text:style-name="T3"/></text:p>
      <text:p text:style-name="P18"/>
      <text:p text:style-name="Text_20_body"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13:38:19.50</meta:creation-date>
    <dc:date>2013-09-08T22:49:07.26</dc:date>
    <meta:editing-duration>PT7H8M9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3" meta:paragraph-count="83" meta:word-count="673" meta:character-count="4155"/>
  </office:meta>
</office:document-meta>
</file>